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EE0000041A090DED57.png"/>
  <manifest:file-entry manifest:media-type="image/png" manifest:full-path="Pictures/10000000000002EE0000041ADBA4A2BB.png"/>
  <manifest:file-entry manifest:media-type="image/png" manifest:full-path="Pictures/10000000000002EE0000041A9FE61339.png"/>
  <manifest:file-entry manifest:media-type="image/png" manifest:full-path="Pictures/10000000000002EE0000041AF8CE1DA4.png"/>
  <manifest:file-entry manifest:media-type="image/png" manifest:full-path="Pictures/10000000000002EE0000041A82AA4255.png"/>
  <manifest:file-entry manifest:media-type="image/png" manifest:full-path="Pictures/10000000000002EE0000041A290B3862.png"/>
  <manifest:file-entry manifest:media-type="image/png" manifest:full-path="Pictures/10000000000000200000002000309F1C.png"/>
  <manifest:file-entry manifest:media-type="image/png" manifest:full-path="Pictures/10000000000002EE0000041AFB4A26DD.png"/>
  <manifest:file-entry manifest:media-type="image/png" manifest:full-path="Pictures/10000000000002EE0000041A9E72100A.png"/>
  <manifest:file-entry manifest:media-type="image/png" manifest:full-path="Pictures/10000000000002EE0000041AE757A336.png"/>
  <manifest:file-entry manifest:media-type="image/png" manifest:full-path="Pictures/10000000000002EE0000041A6E6F1045.png"/>
  <manifest:file-entry manifest:media-type="image/png" manifest:full-path="Pictures/10000000000002EE0000041A94250544.png"/>
  <manifest:file-entry manifest:media-type="image/png" manifest:full-path="Pictures/10000000000002EE0000041A3986CFE2.png"/>
  <manifest:file-entry manifest:media-type="image/png" manifest:full-path="Pictures/10000000000002EE0000041A9C7D15CF.png"/>
  <manifest:file-entry manifest:media-type="image/png" manifest:full-path="Pictures/10000000000002EE0000041A72F952C0.png"/>
  <manifest:file-entry manifest:media-type="image/png" manifest:full-path="Pictures/10000000000002EE0000041AACB83BEC.png"/>
  <manifest:file-entry manifest:media-type="image/png" manifest:full-path="Pictures/10000000000002EE0000041A36B94CFB.png"/>
  <manifest:file-entry manifest:media-type="image/png" manifest:full-path="Pictures/10000000000002EE0000041A019725FE.png"/>
  <manifest:file-entry manifest:media-type="image/png" manifest:full-path="Pictures/10000000000002EE0000041A55F97142.png"/>
  <manifest:file-entry manifest:media-type="image/png" manifest:full-path="Pictures/10000000000002EE0000041A1C480E38.png"/>
  <manifest:file-entry manifest:media-type="image/png" manifest:full-path="Pictures/10000000000002EE0000041AAF9C388F.png"/>
  <manifest:file-entry manifest:media-type="image/png" manifest:full-path="Pictures/10000000000002EE0000041A39C38D96.png"/>
  <manifest:file-entry manifest:media-type="image/png" manifest:full-path="Pictures/10000000000002EE0000041A0BA913AD.png"/>
  <manifest:file-entry manifest:media-type="image/png" manifest:full-path="Pictures/10000000000002EE0000041A160ED5A3.png"/>
  <manifest:file-entry manifest:media-type="image/png" manifest:full-path="Pictures/10000000000002EE0000041A204A7D21.png"/>
  <manifest:file-entry manifest:media-type="image/png" manifest:full-path="Pictures/10000000000002EE0000041AB657ABEA.png"/>
  <manifest:file-entry manifest:media-type="image/png" manifest:full-path="Pictures/10000000000002EE0000041A0B747E2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356cm" svg:height="8.896cm" svg:x="1.295cm" svg:y="0.695cm">
          <draw:image xlink:href="Pictures/10000000000002EE0000041A0B747E2F.png" xlink:type="simple" xlink:show="embed" xlink:actuate="onLoad">
            <text:p/>
          </draw:image>
        </draw:frame>
        <draw:frame draw:style-name="gr1" draw:text-style-name="P1" draw:layer="layout" svg:width="6.35cm" svg:height="8.89cm" svg:x="7.65cm" svg:y="0.7cm">
          <draw:image xlink:href="Pictures/10000000000002EE0000041AB657ABEA.png" xlink:type="simple" xlink:show="embed" xlink:actuate="onLoad">
            <text:p/>
          </draw:image>
        </draw:frame>
        <draw:frame draw:style-name="gr1" draw:text-style-name="P1" draw:layer="layout" svg:width="6.35cm" svg:height="8.89cm" svg:x="14cm" svg:y="0.7cm">
          <draw:image xlink:href="Pictures/10000000000002EE0000041AAF9C388F.png" xlink:type="simple" xlink:show="embed" xlink:actuate="onLoad">
            <text:p/>
          </draw:image>
        </draw:frame>
        <draw:frame draw:style-name="gr1" draw:text-style-name="P1" draw:layer="layout" svg:width="6.35cm" svg:height="8.89cm" svg:x="1.3cm" svg:y="9.59cm">
          <draw:image xlink:href="Pictures/10000000000002EE0000041A204A7D21.png" xlink:type="simple" xlink:show="embed" xlink:actuate="onLoad">
            <text:p/>
          </draw:image>
        </draw:frame>
        <draw:frame draw:style-name="gr1" draw:text-style-name="P1" draw:layer="layout" svg:width="6.35cm" svg:height="8.89cm" svg:x="7.65cm" svg:y="9.59cm">
          <draw:image xlink:href="Pictures/10000000000002EE0000041A72F952C0.png" xlink:type="simple" xlink:show="embed" xlink:actuate="onLoad">
            <text:p/>
          </draw:image>
        </draw:frame>
        <draw:frame draw:style-name="gr1" draw:text-style-name="P1" draw:layer="layout" svg:width="6.35cm" svg:height="8.89cm" svg:x="14cm" svg:y="9.59cm">
          <draw:image xlink:href="Pictures/10000000000002EE0000041A9FE61339.png" xlink:type="simple" xlink:show="embed" xlink:actuate="onLoad">
            <text:p/>
          </draw:image>
        </draw:frame>
        <draw:frame draw:style-name="gr1" draw:text-style-name="P1" draw:layer="layout" svg:width="6.35cm" svg:height="8.89cm" svg:x="1.3cm" svg:y="18.48cm">
          <draw:image xlink:href="Pictures/10000000000002EE0000041A55F97142.png" xlink:type="simple" xlink:show="embed" xlink:actuate="onLoad">
            <text:p/>
          </draw:image>
        </draw:frame>
        <draw:frame draw:style-name="gr1" draw:text-style-name="P1" draw:layer="layout" svg:width="6.35cm" svg:height="8.89cm" svg:x="7.65cm" svg:y="18.48cm">
          <draw:image xlink:href="Pictures/10000000000002EE0000041A94250544.png" xlink:type="simple" xlink:show="embed" xlink:actuate="onLoad">
            <text:p/>
          </draw:image>
        </draw:frame>
        <draw:frame draw:style-name="gr1" draw:text-style-name="P1" draw:layer="layout" svg:width="6.35cm" svg:height="8.89cm" svg:x="14cm" svg:y="18.48cm">
          <draw:image xlink:href="Pictures/10000000000002EE0000041A9C7D15CF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6.352cm" svg:height="8.892cm" svg:x="1.297cm" svg:y="0.697cm">
          <draw:image xlink:href="Pictures/10000000000002EE0000041A290B3862.png" xlink:type="simple" xlink:show="embed" xlink:actuate="onLoad">
            <text:p/>
          </draw:image>
        </draw:frame>
        <draw:frame draw:style-name="gr1" draw:text-style-name="P1" draw:layer="layout" svg:width="6.35cm" svg:height="8.89cm" svg:x="7.65cm" svg:y="0.7cm">
          <draw:image xlink:href="Pictures/10000000000002EE0000041A6E6F1045.png" xlink:type="simple" xlink:show="embed" xlink:actuate="onLoad">
            <text:p/>
          </draw:image>
        </draw:frame>
        <draw:frame draw:style-name="gr1" draw:text-style-name="P1" draw:layer="layout" svg:width="6.352cm" svg:height="8.892cm" svg:x="13.999cm" svg:y="0.699cm">
          <draw:image xlink:href="Pictures/10000000000002EE0000041A019725FE.png" xlink:type="simple" xlink:show="embed" xlink:actuate="onLoad">
            <text:p/>
          </draw:image>
        </draw:frame>
        <draw:frame draw:style-name="gr1" draw:text-style-name="P1" draw:layer="layout" svg:width="6.35cm" svg:height="8.89cm" svg:x="1.3cm" svg:y="9.59cm">
          <draw:image xlink:href="Pictures/10000000000002EE0000041A36B94CFB.png" xlink:type="simple" xlink:show="embed" xlink:actuate="onLoad">
            <text:p/>
          </draw:image>
        </draw:frame>
        <draw:frame draw:style-name="gr1" draw:text-style-name="P1" draw:layer="layout" svg:width="6.35cm" svg:height="8.89cm" svg:x="7.65cm" svg:y="9.59cm">
          <draw:image xlink:href="Pictures/10000000000002EE0000041A160ED5A3.png" xlink:type="simple" xlink:show="embed" xlink:actuate="onLoad">
            <text:p/>
          </draw:image>
        </draw:frame>
        <draw:frame draw:style-name="gr1" draw:text-style-name="P1" draw:layer="layout" svg:width="6.35cm" svg:height="8.89cm" svg:x="14cm" svg:y="9.59cm">
          <draw:image xlink:href="Pictures/10000000000002EE0000041AE757A336.png" xlink:type="simple" xlink:show="embed" xlink:actuate="onLoad">
            <text:p/>
          </draw:image>
        </draw:frame>
        <draw:frame draw:style-name="gr1" draw:text-style-name="P1" draw:layer="layout" svg:width="6.35cm" svg:height="8.89cm" svg:x="1.3cm" svg:y="18.48cm">
          <draw:image xlink:href="Pictures/10000000000002EE0000041A9E72100A.png" xlink:type="simple" xlink:show="embed" xlink:actuate="onLoad">
            <text:p/>
          </draw:image>
        </draw:frame>
        <draw:frame draw:style-name="gr1" draw:text-style-name="P1" draw:layer="layout" svg:width="6.35cm" svg:height="8.89cm" svg:x="7.65cm" svg:y="18.48cm">
          <draw:image xlink:href="Pictures/10000000000002EE0000041ADBA4A2BB.png" xlink:type="simple" xlink:show="embed" xlink:actuate="onLoad">
            <text:p/>
          </draw:image>
        </draw:frame>
        <draw:frame draw:style-name="gr1" draw:text-style-name="P1" draw:layer="layout" svg:width="6.35cm" svg:height="8.89cm" svg:x="14cm" svg:y="18.48cm">
          <draw:image xlink:href="Pictures/10000000000002EE0000041AACB83BEC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1" draw:text-style-name="P1" draw:layer="layout" svg:width="6.352cm" svg:height="8.892cm" svg:x="1.297cm" svg:y="0.697cm">
          <draw:image xlink:href="Pictures/10000000000002EE0000041A090DED57.png" xlink:type="simple" xlink:show="embed" xlink:actuate="onLoad">
            <text:p/>
          </draw:image>
        </draw:frame>
        <draw:frame draw:style-name="gr1" draw:text-style-name="P1" draw:layer="layout" svg:width="6.35cm" svg:height="8.89cm" svg:x="7.65cm" svg:y="0.7cm">
          <draw:image xlink:href="Pictures/10000000000002EE0000041A3986CFE2.png" xlink:type="simple" xlink:show="embed" xlink:actuate="onLoad">
            <text:p/>
          </draw:image>
        </draw:frame>
        <draw:frame draw:style-name="gr1" draw:text-style-name="P1" draw:layer="layout" svg:width="6.35cm" svg:height="8.89cm" svg:x="14cm" svg:y="0.7cm">
          <draw:image xlink:href="Pictures/10000000000002EE0000041A82AA4255.png" xlink:type="simple" xlink:show="embed" xlink:actuate="onLoad">
            <text:p/>
          </draw:image>
        </draw:frame>
        <draw:frame draw:style-name="gr1" draw:text-style-name="P1" draw:layer="layout" svg:width="6.35cm" svg:height="8.89cm" svg:x="1.3cm" svg:y="9.59cm">
          <draw:image xlink:href="Pictures/10000000000002EE0000041AF8CE1DA4.png" xlink:type="simple" xlink:show="embed" xlink:actuate="onLoad">
            <text:p/>
          </draw:image>
        </draw:frame>
        <draw:frame draw:style-name="gr1" draw:text-style-name="P1" draw:layer="layout" svg:width="6.35cm" svg:height="8.89cm" svg:x="7.65cm" svg:y="9.59cm">
          <draw:image xlink:href="Pictures/10000000000002EE0000041AFB4A26DD.png" xlink:type="simple" xlink:show="embed" xlink:actuate="onLoad">
            <text:p/>
          </draw:image>
        </draw:frame>
        <draw:frame draw:style-name="gr1" draw:text-style-name="P1" draw:layer="layout" svg:width="6.35cm" svg:height="8.89cm" svg:x="14cm" svg:y="9.59cm">
          <draw:image xlink:href="Pictures/10000000000002EE0000041A0BA913AD.png" xlink:type="simple" xlink:show="embed" xlink:actuate="onLoad">
            <text:p/>
          </draw:image>
        </draw:frame>
        <draw:frame draw:style-name="gr1" draw:text-style-name="P1" draw:layer="layout" svg:width="6.35cm" svg:height="8.89cm" svg:x="1.3cm" svg:y="18.48cm">
          <draw:image xlink:href="Pictures/10000000000002EE0000041A1C480E38.png" xlink:type="simple" xlink:show="embed" xlink:actuate="onLoad">
            <text:p/>
          </draw:image>
        </draw:frame>
        <draw:frame draw:style-name="gr1" draw:text-style-name="P1" draw:layer="layout" svg:width="6.35cm" svg:height="8.89cm" svg:x="7.65cm" svg:y="18.48cm">
          <draw:image xlink:href="Pictures/10000000000002EE0000041A39C38D9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62cm" fo:margin-bottom="0.465cm" fo:margin-left="0.578cm" fo:margin-right="0.466cm" fo:page-width="21.615cm" fo:page-height="27.9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2DT16H43M8S</meta:editing-duration>
    <meta:editing-cycles>12</meta:editing-cycles>
    <meta:generator>OpenOffice/4.1.6$Win32 OpenOffice.org_project/416m1$Build-9790</meta:generator>
    <dc:date>2022-06-28T20:43:49.82</dc:date>
    <meta:print-date>2022-06-28T20:39:04.20</meta:print-date>
    <meta:document-statistic meta:object-count="26"/>
  </office:meta>
</office:document-meta>
</file>